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automatic-styles>
    <style:style style:name="PB" style:family="paragraph" style:parent-style-name="Standard">
      <style:paragraph-properties fo:break-before="page"/>
    </style:style>
  </office:automatic-styles>
  <office:body>
    <office:text>
      <text:p text:style-name="Title">HP EliteBook x360 1030 G2</text:p>
      <text:p text:style-name="PB">Technical Specifications</text:p>
      <text:p text:style-name="Standard">CPU: i5-8th Gen / 4 cores at 2.50GHz</text:p>
      <text:p text:style-name="Standard">RAM: 8GB | Storage: 128 NVMe</text:p>
      <text:p text:style-name="Standard">Battery: YES | BIOS: Unlocked</text:p>
      <text:p text:style-name="Standard">Loc: A-A | Cond: Refurbish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